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a4d3" officeooo:paragraph-rsid="0002a4d3"/>
    </style:style>
    <style:style style:name="P2" style:family="paragraph" style:parent-style-name="Standard">
      <style:text-properties officeooo:rsid="0004693f" officeooo:paragraph-rsid="0004693f"/>
    </style:style>
    <style:style style:name="P3" style:family="paragraph" style:parent-style-name="Standard">
      <style:text-properties officeooo:rsid="000532f2" officeooo:paragraph-rsid="000532f2"/>
    </style:style>
    <style:style style:name="T1" style:family="text">
      <style:text-properties officeooo:rsid="0004693f"/>
    </style:style>
    <style:style style:name="T2" style:family="text">
      <style:text-properties officeooo:rsid="000532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Engineering’s goals .</text:p>
      <text:p text:style-name="P1"/>
      <text:p text:style-name="P1">1 – Efficiency<text:tab/><text:tab/>6 – Testeability</text:p>
      <text:p text:style-name="P1">2 – Reliability<text:tab/><text:tab/>7 – Reusability</text:p>
      <text:p text:style-name="P1">3 – Useability<text:tab/><text:tab/>8 – Maintenance</text:p>
      <text:p text:style-name="P1">4 – Modifiability<text:tab/>9 – Interoperability</text:p>
      <text:p text:style-name="P1">5 – Portability<text:tab/><text:tab/>10 – Correctness<text:tab/></text:p>
      <text:p text:style-name="P1"/>
      <text:p text:style-name="P1">Software Engineering’s life cycle.</text:p>
      <text:p text:style-name="P1"/>
      <text:p text:style-name="P1">1 – Analysis of the problem.</text:p>
      <text:p text:style-name="P1">2 – Determination and Requirements</text:p>
      <text:p text:style-name="P1">3 – Design of the software</text:p>
      <text:p text:style-name="P1">4 – Coding of the software solution</text:p>
      <text:p text:style-name="P3">5 – Testing and Integrating of the software</text:p>
      <text:p text:style-name="P1"><text:span text:style-name="T2">6</text:span> – Installing and Delivery of software</text:p>
      <text:p text:style-name="P1"><text:span text:style-name="T2">7</text:span> – <text:span text:style-name="T1">Documentation</text:span></text:p>
      <text:p text:style-name="P2"><text:span text:style-name="T2">8</text:span> – Maintenance</text:p>
      <text:p text:style-name="P2"><text:span text:style-name="T2">9</text:span> – Quality Assurance</text:p>
      <text:p text:style-name="P3">10 – Training</text:p>
      <text:p text:style-name="P3">11 – Resource Estimation.</text:p>
      <text:p text:style-name="P3">12 – Project management.</text:p>
      <text:p text:style-name="P3"/>
      <text:p text:style-name="P3"/>
      <text:p text:style-name="P3">Software Engineering life cycle’s Model.</text:p>
      <text:p text:style-name="P3"/>
      <text:p text:style-name="P3">1 – Classical Waterfall Model</text:p>
      <text:p text:style-name="P3">2 – Rapid Prototyping Model</text:p>
      <text:p text:style-name="P3">3 – Spiral Model</text:p>
      <text:p text:style-name="P3">4 – Market-Driven Model</text:p>
      <text:p text:style-name="P3">5 – Open software Development Model</text:p>
      <text:p text:style-name="P3">6 – Agile Development Model</text:p>
      <text:p text:style-name="P3">7 – Hardware and Software concurrent development or Codevelopme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D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D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20:29:59.236522011</meta:creation-date>
    <dc:date>2018-01-11T07:34:40.746372728</dc:date>
    <meta:editing-duration>PT10H32M1S</meta:editing-duration>
    <meta:editing-cycles>1</meta:editing-cycles>
    <meta:document-statistic meta:table-count="0" meta:image-count="0" meta:object-count="0" meta:page-count="1" meta:paragraph-count="27" meta:word-count="112" meta:character-count="815" meta:non-whitespace-character-count="695"/>
    <meta:generator>LibreOffice/5.1.6.2$Linux_X86_64 LibreOffice_project/10m0$Build-2</meta:generator>
  </office:meta>
</office:document-meta>
</file>